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92cm" fo:min-width="0.24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.282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6cm" svg:x="4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5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2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8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5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21:26:11.777000000</meta:creation-date>
    <dc:date>2016-07-12T21:32:11.751000000</dc:date>
    <meta:editing-duration>PT6M</meta:editing-duration>
    <meta:editing-cycles>1</meta:editing-cycles>
    <meta:generator>LibreOffice/5.1.4.2$Windows_X86_64 LibreOffice_project/f99d75f39f1c57ebdd7ffc5f42867c12031db97a</meta:generator>
    <meta:document-statistic meta:object-count="26"/>
  </office:meta>
</office:document-meta>
</file>